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Lien_32_hypertext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2.5095cm"/>
    </style:style>
    <style:style style:name="co3" style:family="table-column">
      <style:table-column-properties fo:break-before="auto" style:column-width="4.52966666666667cm"/>
    </style:style>
    <style:style style:name="co4" style:family="table-column">
      <style:table-column-properties fo:break-before="auto" style:column-width="5.69383333333333cm"/>
    </style:style>
    <style:style style:name="co5" style:family="table-column">
      <style:table-column-properties fo:break-before="auto" style:column-width="2.37066666666667cm"/>
    </style:style>
    <style:style style:name="co6" style:family="table-column">
      <style:table-column-properties fo:break-before="auto" style:column-width="19.304cm"/>
    </style:style>
    <style:style style:name="co7" style:family="table-column">
      <style:table-column-properties fo:break-before="auto" style:column-width="4.7625cm"/>
    </style:style>
    <style:style style:name="co8" style:family="table-column">
      <style:table-column-properties fo:break-before="auto" style:column-width="5.24933333333333cm"/>
    </style:style>
    <style:style style:name="co9" style:family="table-column">
      <style:table-column-properties fo:break-before="auto" style:column-width="5.31283333333333cm"/>
    </style:style>
    <style:style style:name="co10" style:family="table-column">
      <style:table-column-properties fo:break-before="auto" style:column-width="6.32883333333333cm"/>
    </style:style>
    <style:style style:name="co11" style:family="table-column">
      <style:table-column-properties fo:break-before="auto" style:column-width="5.7785cm"/>
    </style:style>
    <style:style style:name="co12" style:family="table-column">
      <style:table-column-properties fo:break-before="auto" style:column-width="3.25966666666667cm"/>
    </style:style>
    <style:style style:name="co13" style:family="table-column">
      <style:table-column-properties fo:break-before="auto" style:column-width="17.3778333333333cm"/>
    </style:style>
    <style:style style:name="co14" style:family="table-column">
      <style:table-column-properties fo:break-before="auto" style:column-width="3.81cm"/>
    </style:style>
    <style:style style:name="co15" style:family="table-column">
      <style:table-column-properties fo:break-before="auto" style:column-width="6.26533333333333cm"/>
    </style:style>
    <style:style style:name="co16" style:family="table-column">
      <style:table-column-properties fo:break-before="auto" style:column-width="2.2225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ntro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6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Reference(s)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LibPart</text:p>
          </table:table-cell>
          <table:table-cell office:value-type="string" table:style-name="ce2">
            <text:p>Sample</text:p>
          </table:table-cell>
          <table:table-cell office:value-type="string" table:style-name="ce2">
            <text:p>Link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1, C2</text:p>
          </table:table-cell>
          <table:table-cell office:value-type="string" table:style-name="ce1">
            <text:p>1000µF/25V</text:p>
          </table:table-cell>
          <table:table-cell office:value-type="string" table:style-name="ce1">
            <text:p>Device:CP</text:p>
          </table:table-cell>
          <table:table-cell table:style-name="ce1"/>
          <table:table-cell office:value-type="string" table:style-name="ce1">
            <text:p>https://www.futurlec.com/Capacitors/C1000U25Epr.shtml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3, C4</text:p>
          </table:table-cell>
          <table:table-cell office:value-type="string" table:style-name="ce1">
            <text:p>2.2µF/25V/UL ESR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taiyo-yuden/TMK212B7225MGHT/587-6358-1-ND/9949944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5, C9</text:p>
          </table:table-cell>
          <table:table-cell office:value-type="string" table:style-name="ce1">
            <text:p>1µF/10V/UL ESR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taiyo-yuden/LMK212B7105KGHTR/587-6338-1-ND/9949924</text:p>
          </table:table-cell>
          <table:table-cell table:number-columns-repeated="1637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6, C7, C10, C11, C12, C13, C14, C16, C17, C18, C19, C20, C21, C22</text:p>
          </table:table-cell>
          <table:table-cell office:value-type="string" table:style-name="ce1">
            <text:p>1µF/16V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kemet/C0805C105Z4VACTU/399-8011-1-ND/3471734</text:p>
          </table:table-cell>
          <table:table-cell table:number-columns-repeated="1637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8, C15, C23, C24, C25, C26, C27</text:p>
          </table:table-cell>
          <table:table-cell office:value-type="string" table:style-name="ce1">
            <text:p>0.1µF/25V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kemet/C0805C104M3RACTU/399-8000-1-ND/3471723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1, D2</text:p>
          </table:table-cell>
          <table:table-cell office:value-type="string" table:style-name="ce1">
            <text:p>LED_PAD</text:p>
          </table:table-cell>
          <table:table-cell office:value-type="string" table:style-name="ce1">
            <text:p>bass_amplifier:LED_4X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1, J3</text:p>
          </table:table-cell>
          <table:table-cell office:value-type="string" table:style-name="ce1">
            <text:p>Conn_01x06_Male</text:p>
          </table:table-cell>
          <table:table-cell office:value-type="string" table:style-name="ce1">
            <text:p>Connector:Conn_01x06_Male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2</text:p>
          </table:table-cell>
          <table:table-cell office:value-type="string" table:style-name="ce1">
            <text:p>Conn_01x02_Male</text:p>
          </table:table-cell>
          <table:table-cell office:value-type="string" table:style-name="ce1">
            <text:p>Connector:Conn_01x02_Male</text:p>
          </table:table-cell>
          <table:table-cell table:number-columns-repeated="16379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1, Q2, Q3, Q4</text:p>
          </table:table-cell>
          <table:table-cell office:value-type="string" table:style-name="ce1">
            <text:p>TD9944</text:p>
          </table:table-cell>
          <table:table-cell office:value-type="string" table:style-name="ce1">
            <text:p>bass_amplifier:TD994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ttps://www.digikey.ca/product-detail/en/microchip-technology/TD9944TG-G/TD9944TG-GCT-ND/7671946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1, R2, R3, R4, R5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V1, RV2, RV3, RV4, RV5, RV6, RV7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_POT_Dual_Separate</text:p>
          </table:table-cell>
          <table:table-cell table:style-name="ce1"/>
          <table:table-cell office:value-type="string" table:style-name="ce1">
            <text:p>https://futurlec.com/Potentiometers/POT10Kpr.shtml</text:p>
          </table:table-cell>
          <table:table-cell table:number-columns-repeated="3" table:style-name="ce1"/>
          <table:table-cell office:value-type="string" table:style-name="ce1">
            <text:p>https://futurlec.com/Switches/KNOB18.shtml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W1</text:p>
          </table:table-cell>
          <table:table-cell office:value-type="string" table:style-name="ce1">
            <text:p>SW_SPST_X3</text:p>
          </table:table-cell>
          <table:table-cell office:value-type="string" table:style-name="ce1">
            <text:p>bass_amplifier:SW_SPST_X3</text:p>
          </table:table-cell>
          <table:table-cell table:style-name="ce1"/>
          <table:table-cell office:value-type="string" table:style-name="ce1">
            <text:p>https://futurlec.com/Switches/PRBLKpr.shtml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1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Thermistor_NTC</text:p>
          </table:table-cell>
          <table:table-cell table:style-name="ce1"/>
          <table:table-cell office:value-type="string" table:style-name="ce1">
            <text:p>https://www.futurlec.com/Components_Others/NTC10Kpr.shtml</text:p>
          </table:table-cell>
          <table:table-cell table:number-columns-repeated="1637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1</text:p>
          </table:table-cell>
          <table:table-cell office:value-type="string" table:style-name="ce1">
            <text:p>Teensy_LC</text:p>
          </table:table-cell>
          <table:table-cell office:value-type="string" table:style-name="ce1">
            <text:p>bass_amplifier:Teensy_LC</text:p>
          </table:table-cell>
          <table:table-cell table:style-name="ce1"/>
          <table:table-cell office:value-type="string" table:style-name="ce1">
            <text:p>https://www.pjrc.com/store/teensylc.html</text:p>
          </table:table-cell>
          <table:table-cell table:number-columns-repeated="1637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2</text:p>
          </table:table-cell>
          <table:table-cell office:value-type="string" table:style-name="ce1">
            <text:p>MCP3208</text:p>
          </table:table-cell>
          <table:table-cell office:value-type="string" table:style-name="ce1">
            <text:p>bass_amplifier:MCP320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ttps://www.digikey.ca/product-detail/en/microchip-technology/MCP3208-CI-SL/MCP3208-CI-SL-ND/305929</text:p>
          </table:table-cell>
          <table:table-cell table:number-columns-repeated="1637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3</text:p>
          </table:table-cell>
          <table:table-cell office:value-type="string" table:style-name="ce1">
            <text:p>74HC14</text:p>
          </table:table-cell>
          <table:table-cell office:value-type="string" table:style-name="ce1">
            <text:p>bass_amplifier:74HC14</text:p>
          </table:table-cell>
          <table:table-cell table:style-name="ce1"/>
          <table:table-cell office:value-type="string" table:style-name="ce1">
            <text:p>https://www.digikey.ca/product-detail/en/nexperia-usa-inc/74HC14D-652/1727-3781-ND/763534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4</text:p>
          </table:table-cell>
          <table:table-cell office:value-type="string" table:style-name="ce1">
            <text:p>MAX3232</text:p>
          </table:table-cell>
          <table:table-cell office:value-type="string" table:style-name="ce1">
            <text:p>bass_amplifier:MAX3232</text:p>
          </table:table-cell>
          <table:table-cell table:style-name="ce1"/>
          <table:table-cell office:value-type="string" table:style-name="ce1">
            <text:p>https://www.digikey.ca/product-detail/en/texas-instruments/MAX3232ECDR/296-19851-1-ND/1120592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ansformer</text:p>
          </table:table-cell>
          <table:table-cell office:value-type="string" table:style-name="ce1">
            <text:p>Transformer</text:p>
          </table:table-cell>
          <table:table-cell table:number-columns-repeated="2" table:style-name="ce1"/>
          <table:table-cell office:value-type="string" table:style-name="ce3">
            <text:p><text:a xlink:href="https://www.digikey.ca/en/products/detail/triad-magnetics/VPT36-1390/2090072">https://www.digikey.ca/en/products/detail/triad-magnetics/VPT36-1390/2090072</text:a></text:p>
          </table:table-cell>
          <table:table-cell table:number-columns-repeated="16377"/>
        </table:table-row>
        <table:table-row table:number-rows-repeated="1048557" table:style-name="ro1">
          <table:table-cell table:number-columns-repeated="16384"/>
        </table:table-row>
      </table:table>
      <table:table table:name="footswitch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Reference(s)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LibPart</text:p>
          </table:table-cell>
          <table:table-cell office:value-type="string" table:style-name="ce2">
            <text:p>Sample</text:p>
          </table:table-cell>
          <table:table-cell office:value-type="string" table:style-name="ce2">
            <text:p>Link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1, C2, C5, C8, C9, C10, C11, C12, C13, C16, C17, C18, C19, C20, C21, C22, C23</text:p>
          </table:table-cell>
          <table:table-cell office:value-type="string" table:style-name="ce1">
            <text:p>0.1µF/25V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kemet/C0805C104M3RACTU/399-8000-1-ND/347172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3, C4</text:p>
          </table:table-cell>
          <table:table-cell office:value-type="string" table:style-name="ce1">
            <text:p>1000µF/25V</text:p>
          </table:table-cell>
          <table:table-cell office:value-type="string" table:style-name="ce1">
            <text:p>Device:CP</text:p>
          </table:table-cell>
          <table:table-cell table:style-name="ce1"/>
          <table:table-cell office:value-type="string" table:style-name="ce1">
            <text:p>https://www.futurlec.com/Capacitors/C1000U25Epr.shtml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6, C7</text:p>
          </table:table-cell>
          <table:table-cell office:value-type="string" table:style-name="ce1">
            <text:p>2.2µF/25V/UL low ESR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taiyo-yuden/TMK212B7225MGHT/587-6358-1-ND/9949944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14, C15</text:p>
          </table:table-cell>
          <table:table-cell office:value-type="string" table:style-name="ce1">
            <text:p>1µF/10V/UL ESR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taiyo-yuden/LMK212B7105KGHTR/587-6338-1-ND/9949924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1, D2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bass_amplifier:LED_4X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</text:p>
          </table:table-cell>
          <table:table-cell office:value-type="string" table:style-name="ce1">
            <text:p>control</text:p>
          </table:table-cell>
          <table:table-cell office:value-type="string" table:style-name="ce1">
            <text:p>Connector:Conn_01x06_Male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1, Q2, Q3, Q4</text:p>
          </table:table-cell>
          <table:table-cell office:value-type="string" table:style-name="ce1">
            <text:p>TD9944</text:p>
          </table:table-cell>
          <table:table-cell office:value-type="string" table:style-name="ce1">
            <text:p>bass_amplifier:TD994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ttps://www.digikey.ca/product-detail/en/microchip-technology/TD9944TG-G/TD9944TG-GCT-ND/7671946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R1, R2, R3, R4, R5, R6, R7, R8, R9, R10, R11, R12, R13, R14, R15, R16, R17, R18, R19, R20, R21, R22, R23, R24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table:number-columns-repeated="16379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W1, SW2, SW3</text:p>
          </table:table-cell>
          <table:table-cell office:value-type="string" table:style-name="ce1">
            <text:p>SPST</text:p>
          </table:table-cell>
          <table:table-cell office:value-type="string" table:style-name="ce1">
            <text:p>bass_amplifier:SW_SPST_X4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1</text:p>
          </table:table-cell>
          <table:table-cell office:value-type="string" table:style-name="ce1">
            <text:p>Teensy_LC</text:p>
          </table:table-cell>
          <table:table-cell office:value-type="string" table:style-name="ce1">
            <text:p>bass_amplifier:Teensy_LC</text:p>
          </table:table-cell>
          <table:table-cell table:style-name="ce1"/>
          <table:table-cell office:value-type="string" table:style-name="ce1">
            <text:p>https://www.pjrc.com/store/teensylc.html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2, U3</text:p>
          </table:table-cell>
          <table:table-cell office:value-type="string" table:style-name="ce1">
            <text:p>74HC14</text:p>
          </table:table-cell>
          <table:table-cell office:value-type="string" table:style-name="ce1">
            <text:p>bass_amplifier:74HC14</text:p>
          </table:table-cell>
          <table:table-cell table:style-name="ce1"/>
          <table:table-cell office:value-type="string" table:style-name="ce1">
            <text:p>https://www.digikey.ca/product-detail/en/nexperia-usa-inc/74HC14D-652/1727-3781-ND/763534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4</text:p>
          </table:table-cell>
          <table:table-cell office:value-type="string" table:style-name="ce1">
            <text:p>MAX3232</text:p>
          </table:table-cell>
          <table:table-cell office:value-type="string" table:style-name="ce1">
            <text:p>bass_amplifier:MAX3232</text:p>
          </table:table-cell>
          <table:table-cell table:style-name="ce1"/>
          <table:table-cell office:value-type="string" table:style-name="ce1">
            <text:p>https://www.digikey.ca/product-detail/en/texas-instruments/MAX3232ECDR/296-19851-1-ND/1120592</text:p>
          </table:table-cell>
          <table:table-cell table:number-columns-repeated="16377"/>
        </table:table-row>
        <table:table-row table:number-rows-repeated="1048563" table:style-name="ro1">
          <table:table-cell table:number-columns-repeated="16384"/>
        </table:table-row>
      </table:table>
      <table:table table:name="psu" table:style-name="ta1"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Reference(s)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LibPart</text:p>
          </table:table-cell>
          <table:table-cell office:value-type="string" table:style-name="ce2">
            <text:p>Sample</text:p>
          </table:table-cell>
          <table:table-cell office:value-type="string" table:style-name="ce2">
            <text:p>Link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1, C2</text:p>
          </table:table-cell>
          <table:table-cell office:value-type="string" table:style-name="ce1">
            <text:p>10000µF/35V</text:p>
          </table:table-cell>
          <table:table-cell office:value-type="string" table:style-name="ce1">
            <text:p>Device:CP</text:p>
          </table:table-cell>
          <table:table-cell table:style-name="ce1"/>
          <table:table-cell office:value-type="string" table:style-name="ce1">
            <text:p>https://www.digikey.ca/product-detail/en/tdk-electronics-inc/B41231A7109M000/495-6149-ND/349350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3, C4, C5, C6, C10, C16, C25, C28</text:p>
          </table:table-cell>
          <table:table-cell office:value-type="string" table:style-name="ce1">
            <text:p>1µF/35V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taiyo-yuden/GMK212B7105KG-T/587-1438-1-ND/1004069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7, C8, C14, C20, C22, C23</text:p>
          </table:table-cell>
          <table:table-cell office:value-type="string" table:style-name="ce1">
            <text:p>2.2µF/25V/UL ESR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taiyo-yuden/TMK212B7225MGHT/587-6358-1-ND/9949944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9, C15</text:p>
          </table:table-cell>
          <table:table-cell office:value-type="string" table:style-name="ce1">
            <text:p>33µF/35V/260mOhm</text:p>
          </table:table-cell>
          <table:table-cell office:value-type="string" table:style-name="ce1">
            <text:p>Device:CP</text:p>
          </table:table-cell>
          <table:table-cell table:style-name="ce1"/>
          <table:table-cell office:value-type="string" table:style-name="ce1">
            <text:p>https://www.digikey.ca/product-detail/en/panasonic-electronic-components/EEE-FP1V330AP/PCE4551CT-ND/1701050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11, C17</text:p>
          </table:table-cell>
          <table:table-cell office:value-type="string" table:style-name="ce1">
            <text:p>0.33µF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w%C3%BCrth-elektronik/885012207101/732-7676-1-ND/5454303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12, C18</text:p>
          </table:table-cell>
          <table:table-cell office:value-type="string" table:style-name="ce1">
            <text:p>0.1µF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kemet/C0805C104M3RACTU/399-8000-1-ND/3471723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13</text:p>
          </table:table-cell>
          <table:table-cell office:value-type="string" table:style-name="ce1">
            <text:p>330µF/16V/160mOhm</text:p>
          </table:table-cell>
          <table:table-cell office:value-type="string" table:style-name="ce1">
            <text:p>Device:CP</text:p>
          </table:table-cell>
          <table:table-cell table:style-name="ce1"/>
          <table:table-cell office:value-type="string" table:style-name="ce1">
            <text:p>https://www.digikey.ca/en/products/detail/united-chemi-con/EMZR160ADA331MF80G/5824761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19</text:p>
          </table:table-cell>
          <table:table-cell office:value-type="string" table:style-name="ce1">
            <text:p>330µF/6.3V/160mOhm</text:p>
          </table:table-cell>
          <table:table-cell office:value-type="string" table:style-name="ce1">
            <text:p>Device:CP</text:p>
          </table:table-cell>
          <table:table-cell table:style-name="ce1"/>
          <table:table-cell office:value-type="string" table:style-name="ce1">
            <text:p>https://www.digikey.ca/product-detail/en/panasonic-electronic-components/EEE-FPJ331XAP/PCE4517CT-ND/1701016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21, C24, C27</text:p>
          </table:table-cell>
          <table:table-cell office:value-type="string" table:style-name="ce1">
            <text:p>470µF/16V</text:p>
          </table:table-cell>
          <table:table-cell office:value-type="string" table:style-name="ce1">
            <text:p>Device:CP</text:p>
          </table:table-cell>
          <table:table-cell table:style-name="ce1"/>
          <table:table-cell office:value-type="string" table:style-name="ce1">
            <text:p>https://www.futurlec.com/Capacitors/C470U16Epr.shtml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26</text:p>
          </table:table-cell>
          <table:table-cell office:value-type="string" table:style-name="ce1">
            <text:p>47µF/6.3V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murata-electronics/GRM219R60J476ME44D/490-13249-1-ND/5877457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R81</text:p>
          </table:table-cell>
          <table:table-cell office:value-type="string" table:style-name="ce1">
            <text:p>Diode_Bridge:ABS2</text:p>
          </table:table-cell>
          <table:table-cell table:style-name="ce1"/>
          <table:table-cell office:value-type="string" table:style-name="ce1">
            <text:p>https://www.futurlec.com/Diodes/BR81pr.shtml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2, D3</text:p>
          </table:table-cell>
          <table:table-cell office:value-type="string" table:style-name="ce1">
            <text:p>SS34/40V/4A</text:p>
          </table:table-cell>
          <table:table-cell office:value-type="string" table:style-name="ce1">
            <text:p>Device:D_Schottky</text:p>
          </table:table-cell>
          <table:table-cell table:style-name="ce1"/>
          <table:table-cell office:value-type="string" table:style-name="ce1">
            <text:p>https://www.digikey.ca/product-detail/en/on-semiconductor/SS34/SS34FSCT-ND/2094459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Device:LED</text:p>
          </table:table-cell>
          <table:table-cell table:number-columns-repeated="16379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1, F2</text:p>
          </table:table-cell>
          <table:table-cell office:value-type="string" table:style-name="ce1">
            <text:p>1.5A</text:p>
          </table:table-cell>
          <table:table-cell office:value-type="string" table:style-name="ce1">
            <text:p>Device:Fuse</text:p>
          </table:table-cell>
          <table:table-cell table:style-name="ce1"/>
          <table:table-cell office:value-type="string" table:style-name="ce1">
            <text:p>https://www.futurlec.com/Components_Others/520FUSES1A5pr.shtml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0.5A</text:p>
          </table:table-cell>
          <table:table-cell office:value-type="string" table:style-name="ce1">
            <text:p>Device:Fuse</text:p>
          </table:table-cell>
          <table:table-cell table:style-name="ce1"/>
          <table:table-cell office:value-type="string" table:style-name="ce1">
            <text:p>https://www.futurlec.com/Components_Others/520FUSES0A5pr.shtml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</text:p>
          </table:table-cell>
          <table:table-cell office:value-type="string" table:style-name="ce1">
            <text:p>Conn_01x03_Female</text:p>
          </table:table-cell>
          <table:table-cell office:value-type="string" table:style-name="ce1">
            <text:p>Connector:Conn_01x03_Female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2</text:p>
          </table:table-cell>
          <table:table-cell office:value-type="string" table:style-name="ce1">
            <text:p>control board</text:p>
          </table:table-cell>
          <table:table-cell office:value-type="string" table:style-name="ce1">
            <text:p>Connector:Conn_01x06_Male</text:p>
          </table:table-cell>
          <table:table-cell table:number-columns-repeated="16379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3</text:p>
          </table:table-cell>
          <table:table-cell office:value-type="string" table:style-name="ce1">
            <text:p>processing</text:p>
          </table:table-cell>
          <table:table-cell office:value-type="string" table:style-name="ce1">
            <text:p>Connector:Conn_01x08_Male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4</text:p>
          </table:table-cell>
          <table:table-cell office:value-type="string" table:style-name="ce1">
            <text:p>processing</text:p>
          </table:table-cell>
          <table:table-cell office:value-type="string" table:style-name="ce1">
            <text:p>Connector:Conn_01x06_Male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5</text:p>
          </table:table-cell>
          <table:table-cell office:value-type="string" table:style-name="ce1">
            <text:p>pedals</text:p>
          </table:table-cell>
          <table:table-cell office:value-type="string" table:style-name="ce1">
            <text:p>Connector:Conn_01x02_Male</text:p>
          </table:table-cell>
          <table:table-cell table:number-columns-repeated="16379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6</text:p>
          </table:table-cell>
          <table:table-cell office:value-type="string" table:style-name="ce1">
            <text:p>FAN</text:p>
          </table:table-cell>
          <table:table-cell office:value-type="string" table:style-name="ce1">
            <text:p>Connector:Conn_01x02_Male</text:p>
          </table:table-cell>
          <table:table-cell table:number-columns-repeated="16379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1, L2</text:p>
          </table:table-cell>
          <table:table-cell office:value-type="string" table:style-name="ce1">
            <text:p>68µH/Sumida CDRH104R-680MC</text:p>
          </table:table-cell>
          <table:table-cell office:value-type="string" table:style-name="ce1">
            <text:p>Device:L</text:p>
          </table:table-cell>
          <table:table-cell table:style-name="ce1"/>
          <table:table-cell office:value-type="string" table:style-name="ce1">
            <text:p>https://www.digikey.ca/product-detail/en/sumida-america-components-inc/CDRH104RNP-680NC/308-2170-1-ND/3946461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PHB21N06LT</text:p>
          </table:table-cell>
          <table:table-cell office:value-type="string" table:style-name="ce1">
            <text:p>Device:Q_NMOS_DGS</text:p>
          </table:table-cell>
          <table:table-cell table:style-name="ce1"/>
          <table:table-cell office:value-type="string" table:style-name="ce1">
            <text:p>https://www.digikey.ca/en/products/detail/nexperia-usa-inc/PHB21N06LT-118/1157487?s=N4IgTCBcDaIAoAkBCYCMA5ADANgDIBUQBdAXyA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1, R2, R5, R8, R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vice:R</text:p>
          </table:table-cell>
          <table:table-cell table:number-columns-repeated="16379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3, R6</text:p>
          </table:table-cell>
          <table:table-cell office:value-type="string" table:style-name="ce1">
            <text:p>3.01k</text:p>
          </table:table-cell>
          <table:table-cell office:value-type="string" table:style-name="ce1">
            <text:p>Device:R</text:p>
          </table:table-cell>
          <table:table-cell table:number-columns-repeated="16379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4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Device:R</text:p>
          </table:table-cell>
          <table:table-cell table:number-columns-repeated="16379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7</text:p>
          </table:table-cell>
          <table:table-cell office:value-type="float" office:value="976" table:style-name="ce1">
            <text:p>976</text:p>
          </table:table-cell>
          <table:table-cell office:value-type="string" table:style-name="ce1">
            <text:p>Device:R</text:p>
          </table:table-cell>
          <table:table-cell table:number-columns-repeated="16379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10</text:p>
          </table:table-cell>
          <table:table-cell office:value-type="string" table:style-name="ce1">
            <text:p>16.5k</text:p>
          </table:table-cell>
          <table:table-cell office:value-type="string" table:style-name="ce1">
            <text:p>Device:R</text:p>
          </table:table-cell>
          <table:table-cell table:number-columns-repeated="16379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11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table:number-columns-repeated="16379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13, R14</text:p>
          </table:table-cell>
          <table:table-cell office:value-type="string" table:style-name="ce1">
            <text:p>inf</text:p>
          </table:table-cell>
          <table:table-cell office:value-type="string" table:style-name="ce1">
            <text:p>Device:R</text:p>
          </table:table-cell>
          <table:table-cell table:number-columns-repeated="16379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15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Device:R</text:p>
          </table:table-cell>
          <table:table-cell table:number-columns-repeated="16379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1</text:p>
          </table:table-cell>
          <table:table-cell office:value-type="string" table:style-name="ce1">
            <text:p>MC7815</text:p>
          </table:table-cell>
          <table:table-cell office:value-type="string" table:style-name="ce1">
            <text:p>bass_amplifier:MC7815</text:p>
          </table:table-cell>
          <table:table-cell table:style-name="ce1"/>
          <table:table-cell office:value-type="string" table:style-name="ce1">
            <text:p>https://www.digikey.ca/en/products/detail/on-semiconductor/MC7815CD2TR4G/919342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2</text:p>
          </table:table-cell>
          <table:table-cell office:value-type="string" table:style-name="ce1">
            <text:p>MC7915</text:p>
          </table:table-cell>
          <table:table-cell office:value-type="string" table:style-name="ce1">
            <text:p>bass_amplifier:MC7915</text:p>
          </table:table-cell>
          <table:table-cell table:style-name="ce1"/>
          <table:table-cell office:value-type="string" table:style-name="ce1">
            <text:p>https://www.digikey.ca/product-detail/en/on-semiconductor/MC7915CD2TR4G/MC7915CD2TR4GOSCT-ND/3462351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3, U4</text:p>
          </table:table-cell>
          <table:table-cell office:value-type="string" table:style-name="ce1">
            <text:p>MIC4684</text:p>
          </table:table-cell>
          <table:table-cell office:value-type="string" table:style-name="ce1">
            <text:p>bass_amplifier:MIC468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ttps://www.digikey.ca/product-detail/en/microchip-technology/MIC4684YM-TR/576-1553-1-ND/1121890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5</text:p>
          </table:table-cell>
          <table:table-cell office:value-type="string" table:style-name="ce1">
            <text:p>MC7809</text:p>
          </table:table-cell>
          <table:table-cell office:value-type="string" table:style-name="ce1">
            <text:p>bass_amplifier:MC7809</text:p>
          </table:table-cell>
          <table:table-cell table:style-name="ce1"/>
          <table:table-cell office:value-type="string" table:style-name="ce1">
            <text:p>https://www.digikey.ca/product-detail/en/on-semiconductor/MC7809CD2TR4G/MC7809CD2TR4GOSCT-ND/3487393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6</text:p>
          </table:table-cell>
          <table:table-cell office:value-type="string" table:style-name="ce1">
            <text:p>MIC37152</text:p>
          </table:table-cell>
          <table:table-cell office:value-type="string" table:style-name="ce1">
            <text:p>bass_amplifier:MIC3715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ttps://www.digikey.ca/product-detail/en/microchip-technology/MIC37152YM-TR/MIC37152YM-CT-ND/9923709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7</text:p>
          </table:table-cell>
          <table:table-cell office:value-type="string" table:style-name="ce1">
            <text:p>NIS5112</text:p>
          </table:table-cell>
          <table:table-cell office:value-type="string" table:style-name="ce1">
            <text:p>bass_amplifier:NIS5112</text:p>
          </table:table-cell>
          <table:table-cell table:style-name="ce1"/>
          <table:table-cell office:value-type="string" table:style-name="ce1">
            <text:p>https://www.digikey.ca/product-detail/en/on-semiconductor/NIS5112D2R2G/NIS5112D2R2GOSCT-ND/3487452</text:p>
          </table:table-cell>
          <table:table-cell table:number-columns-repeated="16377"/>
        </table:table-row>
        <table:table-row table:number-rows-repeated="1048538" table:style-name="ro1">
          <table:table-cell table:number-columns-repeated="16384"/>
        </table:table-row>
      </table:table>
      <table:table table:name="processing" table:style-name="ta1">
        <table:table-column table:style-name="co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Reference(s)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LibPart</text:p>
          </table:table-cell>
          <table:table-cell office:value-type="string" table:style-name="ce2">
            <text:p>Sample</text:p>
          </table:table-cell>
          <table:table-cell office:value-type="string" table:style-name="ce2">
            <text:p>Link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1, C2, C3, C4</text:p>
          </table:table-cell>
          <table:table-cell office:value-type="string" table:style-name="ce1">
            <text:p>1000µF/25V</text:p>
          </table:table-cell>
          <table:table-cell office:value-type="string" table:style-name="ce1">
            <text:p>Device:CP</text:p>
          </table:table-cell>
          <table:table-cell table:style-name="ce1"/>
          <table:table-cell office:value-type="string" table:style-name="ce1">
            <text:p>https://www.futurlec.com/Capacitors/C1000U25Epr.shtml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5, C6, C7, C8, C9, C10, C11, C12, C13, C14, C15, C16, C17, C18, C30, C34, C35, C37, C55, C56, C57, C58</text:p>
          </table:table-cell>
          <table:table-cell office:value-type="string" table:style-name="ce1">
            <text:p>2.2µF/25V/UL ESR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taiyo-yuden/TMK212B7225MGHT/587-6358-1-ND/9949944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19</text:p>
          </table:table-cell>
          <table:table-cell office:value-type="string" table:style-name="ce1">
            <text:p>100pF/100V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samsung-electro-mechanics/CL21C101JCANNNC/1276-1261-1-ND/3889347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20, C24</text:p>
          </table:table-cell>
          <table:table-cell office:value-type="string" table:style-name="ce1">
            <text:p>220pF/100V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samsung-electro-mechanics/CL21B221KCANNNC/1276-2476-1-ND/3890562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21, C26, C28, C29, C33, C36, C41, C42, C46</text:p>
          </table:table-cell>
          <table:table-cell office:value-type="string" table:style-name="ce1">
            <text:p>10µF/50V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samsung-electro-mechanics/CL31A106MBHNNNE/1276-6736-1-ND/5961595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22</text:p>
          </table:table-cell>
          <table:table-cell office:value-type="string" table:style-name="ce1">
            <text:p>0.1µF/100V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samsung-electro-mechanics/CL21B104KCFSFNE/1276-2923-1-ND/3891009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23</text:p>
          </table:table-cell>
          <table:table-cell office:value-type="string" table:style-name="ce1">
            <text:p>0.22µF/100V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samsung-electro-mechanics/CL21B224KCFSFNE/1276-2949-1-ND/3891035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25</text:p>
          </table:table-cell>
          <table:table-cell office:value-type="string" table:style-name="ce1">
            <text:p>1nF/100V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samsung-electro-mechanics/CL21B102KCANNNC/1276-1169-1-ND/3889255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27, C31, C32</text:p>
          </table:table-cell>
          <table:table-cell office:value-type="string" table:style-name="ce1">
            <text:p>4.7nF/100V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samsung-electro-mechanics/CL21B472KCANNNC/1276-2524-1-ND/3890610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38</text:p>
          </table:table-cell>
          <table:table-cell office:value-type="string" table:style-name="ce1">
            <text:p>0.047µF/100V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w%C3%BCrth-elektronik/885012207126/732-12090-1-ND/9346110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39, C40</text:p>
          </table:table-cell>
          <table:table-cell office:value-type="string" table:style-name="ce1">
            <text:p>3.3µF/25V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w%C3%BCrth-elektronik/885012107017/732-7627-1-ND/5454254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43</text:p>
          </table:table-cell>
          <table:table-cell office:value-type="string" table:style-name="ce1">
            <text:p>3600pF/50V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murata-electronics/GRM2165C1H362JA01D/490-3318-1-ND/702859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44, C45</text:p>
          </table:table-cell>
          <table:table-cell office:value-type="string" table:style-name="ce1">
            <text:p>220pF/50V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kemet/C0805C221M5RACTU/399-8039-1-ND/3471762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47, C48, C53, C54</text:p>
          </table:table-cell>
          <table:table-cell office:value-type="string" table:style-name="ce1">
            <text:p>0.1µF/25V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yageo/CC0603KRX7R8BB104/311-1341-1-ND/2103125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49</text:p>
          </table:table-cell>
          <table:table-cell office:value-type="string" table:style-name="ce1">
            <text:p>47µF/10V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taiyo-yuden/LMK212BBJ476MG-T/587-5465-1-ND/7067141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50</text:p>
          </table:table-cell>
          <table:table-cell office:value-type="string" table:style-name="ce1">
            <text:p>10µF/10V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murata-electronics/GRM21BR71A106KA73L/490-10516-1-ND/5026447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51, C52</text:p>
          </table:table-cell>
          <table:table-cell office:value-type="string" table:style-name="ce1">
            <text:p>1µF/6.3V</text:p>
          </table:table-cell>
          <table:table-cell office:value-type="string" table:style-name="ce1">
            <text:p>Device:C</text:p>
          </table:table-cell>
          <table:table-cell table:style-name="ce1"/>
          <table:table-cell office:value-type="string" table:style-name="ce1">
            <text:p>https://www.digikey.ca/product-detail/en/yageo/CC0805KKX5R5BB105/311-3417-1-ND/7164438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1, D2, D3, D4, D5, D6, D7, D8</text:p>
          </table:table-cell>
          <table:table-cell office:value-type="string" table:style-name="ce1">
            <text:p>12V</text:p>
          </table:table-cell>
          <table:table-cell office:value-type="string" table:style-name="ce1">
            <text:p>Device:D_Zener_ALT</text:p>
          </table:table-cell>
          <table:table-cell table:style-name="ce1"/>
          <table:table-cell office:value-type="string" table:style-name="ce1">
            <text:p>https://www.futurlec.com/Diodes/BZV55-C12pr.shtml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9, D10</text:p>
          </table:table-cell>
          <table:table-cell office:value-type="string" table:style-name="ce1">
            <text:p>6.2V</text:p>
          </table:table-cell>
          <table:table-cell office:value-type="string" table:style-name="ce1">
            <text:p>Device:D_Zener_ALT</text:p>
          </table:table-cell>
          <table:table-cell table:style-name="ce1"/>
          <table:table-cell office:value-type="string" table:style-name="ce1">
            <text:p>https://www.futurlec.com/Diodes/BZV55-C6V2pr.shtml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</text:p>
          </table:table-cell>
          <table:table-cell office:value-type="string" table:style-name="ce1">
            <text:p>Conn_01x08_Male</text:p>
          </table:table-cell>
          <table:table-cell office:value-type="string" table:style-name="ce1">
            <text:p>Connector:Conn_01x08_Male</text:p>
          </table:table-cell>
          <table:table-cell table:number-columns-repeated="16379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2</text:p>
          </table:table-cell>
          <table:table-cell office:value-type="string" table:style-name="ce1">
            <text:p>Conn_01x06_Male</text:p>
          </table:table-cell>
          <table:table-cell office:value-type="string" table:style-name="ce1">
            <text:p>Connector:Conn_01x06_Male</text:p>
          </table:table-cell>
          <table:table-cell table:number-columns-repeated="16379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3</text:p>
          </table:table-cell>
          <table:table-cell office:value-type="string" table:style-name="ce1">
            <text:p>power_amp</text:p>
          </table:table-cell>
          <table:table-cell office:value-type="string" table:style-name="ce1">
            <text:p>Connector:Conn_01x02_Male</text:p>
          </table:table-cell>
          <table:table-cell table:number-columns-repeated="16379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4</text:p>
          </table:table-cell>
          <table:table-cell office:value-type="string" table:style-name="ce1">
            <text:p>control board</text:p>
          </table:table-cell>
          <table:table-cell office:value-type="string" table:style-name="ce1">
            <text:p>Connector:Conn_01x03_Male</text:p>
          </table:table-cell>
          <table:table-cell table:number-columns-repeated="16379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5</text:p>
          </table:table-cell>
          <table:table-cell office:value-type="string" table:style-name="ce1">
            <text:p>AudioJack2_X4</text:p>
          </table:table-cell>
          <table:table-cell office:value-type="string" table:style-name="ce1">
            <text:p>bass_amplifier:AudioJack2_X4</text:p>
          </table:table-cell>
          <table:table-cell table:number-columns-repeated="16379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6</text:p>
          </table:table-cell>
          <table:table-cell office:value-type="string" table:style-name="ce1">
            <text:p>AudioJack2_XLR_SW</text:p>
          </table:table-cell>
          <table:table-cell office:value-type="string" table:style-name="ce1">
            <text:p>bass_amplifier:AudioJack2_XLR_SW</text:p>
          </table:table-cell>
          <table:table-cell table:number-columns-repeated="16379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7</text:p>
          </table:table-cell>
          <table:table-cell office:value-type="string" table:style-name="ce1">
            <text:p>Conn_01x03_Male</text:p>
          </table:table-cell>
          <table:table-cell office:value-type="string" table:style-name="ce1">
            <text:p>Connector:Conn_01x03_Male</text:p>
          </table:table-cell>
          <table:table-cell table:number-columns-repeated="16379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1, Q2</text:p>
          </table:table-cell>
          <table:table-cell office:value-type="string" table:style-name="ce1">
            <text:p>TD9944</text:p>
          </table:table-cell>
          <table:table-cell office:value-type="string" table:style-name="ce1">
            <text:p>bass_amplifier:TD994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ttps://www.digikey.ca/product-detail/en/microchip-technology/TD9944TG-G/TD9944TG-GCT-ND/7671946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MMUN2111LT1</text:p>
          </table:table-cell>
          <table:table-cell office:value-type="string" table:style-name="ce1">
            <text:p>Device:Q_PNP_ECB_BRT</text:p>
          </table:table-cell>
          <table:table-cell table:style-name="ce1"/>
          <table:table-cell office:value-type="string" table:style-name="ce1">
            <text:p>https://www.digikey.ca/product-detail/en/on-semiconductor/MMUN2111LT1G/MMUN2111LT1GOSCT-ND/1139907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MMBT2222A</text:p>
          </table:table-cell>
          <table:table-cell office:value-type="string" table:style-name="ce1">
            <text:p>Device:Q_NPN_BCE</text:p>
          </table:table-cell>
          <table:table-cell table:style-name="ce1"/>
          <table:table-cell office:value-type="string" table:style-name="ce1">
            <text:p>https://www.digikey.ca/product-detail/en/diodes-incorporated/MMBT2222A-7-F/MMBT2222A-FDICT-ND/815723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1, R4, R5, R8, R16, R18, R21, R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vice:R</text:p>
          </table:table-cell>
          <table:table-cell table:number-columns-repeated="16379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2, R6, R11, R19</text:p>
          </table:table-cell>
          <table:table-cell office:value-type="string" table:style-name="ce1">
            <text:p>inf</text:p>
          </table:table-cell>
          <table:table-cell office:value-type="string" table:style-name="ce1">
            <text:p>Device:R</text:p>
          </table:table-cell>
          <table:table-cell table:number-columns-repeated="16379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R3, R12, R15, R30, R31, R38, R39, R42, R43, R48, R49, R53, R56, R57, R63, R65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7</text:p>
          </table:table-cell>
          <table:table-cell office:value-type="string" table:style-name="ce1">
            <text:p>47.5k</text:p>
          </table:table-cell>
          <table:table-cell office:value-type="string" table:style-name="ce1">
            <text:p>Device:R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9</text:p>
          </table:table-cell>
          <table:table-cell office:value-type="string" table:style-name="ce1">
            <text:p>12.1K</text:p>
          </table:table-cell>
          <table:table-cell office:value-type="string" table:style-name="ce1">
            <text:p>Device:R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10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Device:R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13</text:p>
          </table:table-cell>
          <table:table-cell office:value-type="string" table:style-name="ce1">
            <text:p>12.1k</text:p>
          </table:table-cell>
          <table:table-cell office:value-type="string" table:style-name="ce1">
            <text:p>Device:R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14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Device:R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17</text:p>
          </table:table-cell>
          <table:table-cell office:value-type="string" table:style-name="ce1">
            <text:p>2.21k</text:p>
          </table:table-cell>
          <table:table-cell office:value-type="string" table:style-name="ce1">
            <text:p>Device:R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20</text:p>
          </table:table-cell>
          <table:table-cell office:value-type="string" table:style-name="ce1">
            <text:p>56.2k</text:p>
          </table:table-cell>
          <table:table-cell office:value-type="string" table:style-name="ce1">
            <text:p>Device:R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22</text:p>
          </table:table-cell>
          <table:table-cell office:value-type="string" table:style-name="ce1">
            <text:p>23.7k</text:p>
          </table:table-cell>
          <table:table-cell office:value-type="string" table:style-name="ce1">
            <text:p>Device:R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23, R24, R27, R28, R35, R46, R47, R50</text:p>
          </table:table-cell>
          <table:table-cell office:value-type="string" table:style-name="ce1">
            <text:p>5.11k</text:p>
          </table:table-cell>
          <table:table-cell office:value-type="string" table:style-name="ce1">
            <text:p>Device:R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25, R29, R44, R45, R51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Device:R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26, R34</text:p>
          </table:table-cell>
          <table:table-cell office:value-type="string" table:style-name="ce1">
            <text:p>10.2k</text:p>
          </table:table-cell>
          <table:table-cell office:value-type="string" table:style-name="ce1">
            <text:p>Device:R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32, R33, R40, R41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Device:R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36, R37</text:p>
          </table:table-cell>
          <table:table-cell office:value-type="string" table:style-name="ce1">
            <text:p>100k</text:p>
          </table:table-cell>
          <table:table-cell office:value-type="string" table:style-name="ce1">
            <text:p>Device:R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52</text:p>
          </table:table-cell>
          <table:table-cell office:value-type="string" table:style-name="ce1">
            <text:p>4.75k</text:p>
          </table:table-cell>
          <table:table-cell office:value-type="string" table:style-name="ce1">
            <text:p>Device:R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54, R55, R59, R60, R66, R68, R69</text:p>
          </table:table-cell>
          <table:table-cell office:value-type="string" table:style-name="ce1">
            <text:p>2k</text:p>
          </table:table-cell>
          <table:table-cell office:value-type="string" table:style-name="ce1">
            <text:p>Device:R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58, R61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Device:R</text:p>
          </table:table-cell>
          <table:table-cell table:number-columns-repeated="16379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62</text:p>
          </table:table-cell>
          <table:table-cell office:value-type="string" table:style-name="ce1">
            <text:p>3.09k</text:p>
          </table:table-cell>
          <table:table-cell office:value-type="string" table:style-name="ce1">
            <text:p>Device:R</text:p>
          </table:table-cell>
          <table:table-cell table:number-columns-repeated="1637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64</text:p>
          </table:table-cell>
          <table:table-cell office:value-type="string" table:style-name="ce1">
            <text:p>15.4k</text:p>
          </table:table-cell>
          <table:table-cell office:value-type="string" table:style-name="ce1">
            <text:p>Device:R</text:p>
          </table:table-cell>
          <table:table-cell table:number-columns-repeated="16379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67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Device:R</text:p>
          </table:table-cell>
          <table:table-cell table:number-columns-repeated="16379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71, R72</text:p>
          </table:table-cell>
          <table:table-cell office:value-type="string" table:style-name="ce1">
            <text:p>inf or 47k</text:p>
          </table:table-cell>
          <table:table-cell office:value-type="string" table:style-name="ce1">
            <text:p>Device:R</text:p>
          </table:table-cell>
          <table:table-cell table:number-columns-repeated="16379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V1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_POT_Dual_Separate</text:p>
          </table:table-cell>
          <table:table-cell table:number-columns-repeated="16379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V_SW1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bass_amplifier:R_POT_SW</text:p>
          </table:table-cell>
          <table:table-cell table:number-columns-repeated="16379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1, U2, U4, U5</text:p>
          </table:table-cell>
          <table:table-cell office:value-type="string" table:style-name="ce1">
            <text:p>TL074</text:p>
          </table:table-cell>
          <table:table-cell office:value-type="string" table:style-name="ce1">
            <text:p>bass_amplifier:TL074</text:p>
          </table:table-cell>
          <table:table-cell table:style-name="ce1"/>
          <table:table-cell office:value-type="string" table:style-name="ce1">
            <text:p>https://www.digikey.ca/product-detail/en/texas-instruments/TL074CDR/296-1283-1-ND/404931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3, U10</text:p>
          </table:table-cell>
          <table:table-cell office:value-type="string" table:style-name="ce1">
            <text:p>TL072</text:p>
          </table:table-cell>
          <table:table-cell office:value-type="string" table:style-name="ce1">
            <text:p>bass_amplifier:TL072</text:p>
          </table:table-cell>
          <table:table-cell table:style-name="ce1"/>
          <table:table-cell office:value-type="string" table:style-name="ce1">
            <text:p>https://www.digikey.ca/product-detail/en/stmicroelectronics/TL072CDT/497-2200-1-ND/599107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6</text:p>
          </table:table-cell>
          <table:table-cell office:value-type="string" table:style-name="ce1">
            <text:p>Teensy_4.0</text:p>
          </table:table-cell>
          <table:table-cell office:value-type="string" table:style-name="ce1">
            <text:p>bass_amplifier:Teensy_4.0</text:p>
          </table:table-cell>
          <table:table-cell table:number-columns-repeated="16379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7</text:p>
          </table:table-cell>
          <table:table-cell office:value-type="string" table:style-name="ce1">
            <text:p>MCP6541</text:p>
          </table:table-cell>
          <table:table-cell office:value-type="string" table:style-name="ce1">
            <text:p>bass_amplifier:MCP6541</text:p>
          </table:table-cell>
          <table:table-cell table:style-name="ce1"/>
          <table:table-cell office:value-type="string" table:style-name="ce1">
            <text:p>https://www.digikey.ca/product-detail/en/microchip-technology/MCP6541T-I-SN/MCP6541T-I-SNCT-ND/8538051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8</text:p>
          </table:table-cell>
          <table:table-cell office:value-type="string" table:style-name="ce1">
            <text:p>SN74LVC2G74</text:p>
          </table:table-cell>
          <table:table-cell office:value-type="string" table:style-name="ce1">
            <text:p>bass_amplifier:SN74AUC1G74</text:p>
          </table:table-cell>
          <table:table-cell table:style-name="ce1"/>
          <table:table-cell office:value-type="string" table:style-name="ce1">
            <text:p>https://www.digikey.ca/en/products/detail/texas-instruments/SN74LVC2G74DCTR/484721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9</text:p>
          </table:table-cell>
          <table:table-cell office:value-type="string" table:style-name="ce1">
            <text:p>CS4270</text:p>
          </table:table-cell>
          <table:table-cell office:value-type="string" table:style-name="ce1">
            <text:p>bass_amplifier:CS4270</text:p>
          </table:table-cell>
          <table:table-cell table:style-name="ce1"/>
          <table:table-cell office:value-type="string" table:style-name="ce1">
            <text:p>https://www.digikey.ca/product-detail/en/cirrus-logic-inc/CS4270-CZZ/598-1040-5-ND/923160</text:p>
          </table:table-cell>
          <table:table-cell table:number-columns-repeated="16377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Marc-Antoine</dc:creator>
    <meta:creation-date>2020-03-02T17:40:18Z</meta:creation-date>
    <dc:date>2020-09-01T01:29:07Z</dc:date>
    <meta:editing-cycles>81</meta:editing-cycles>
    <meta:editing-duration>PT79789S</meta:editing-duration>
  </office:meta>
</office:document-meta>
</file>